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svg:stroke-color="#0000ff" draw:marker-start-width="0.276cm" draw:marker-end="Arrowheads_20_1" draw:marker-end-width="0.27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ff" draw:marker-start-width="0.276cm" draw:marker-end="Arrow_20_concave" draw:marker-end-width="0.27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16" style:family="graphic" style:parent-style-name="standard">
      <style:graphic-properties svg:stroke-color="#e6e6e6"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svg:stroke-color="#e6e6e6" draw:marker-end="Arrow" draw:marker-end-width="0.3cm" draw:fill="solid" draw:fill-color="#e6e6e6" draw:textarea-horizontal-align="center" draw:textarea-vertical-align="middle"/>
    </style:style>
    <style:style style:name="gr18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9" style:family="graphic" style:parent-style-name="standard">
      <style:graphic-properties svg:stroke-color="#e6e6e6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2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051cm" svg:stroke-color="#8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7.634cm"/>
    </style:style>
    <style:style style:name="pr2" style:family="presentation" style:parent-style-name="Default-subtitle">
      <style:graphic-properties draw:fill-color="#ffffff" fo:min-height="11.66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3.175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color="#0000ff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800000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text-properties fo:color="#ff0000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-33% 58%" fo:font-weight="normal" style:font-weight-asian="normal" style:font-weight-complex="normal"/>
    </style:style>
    <style:style style:name="T5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6" style:family="text">
      <style:text-properties fo:font-family="'Liberation Sans'" style:font-family-generic="roman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7" style:family="text">
      <style:text-properties fo:color="#800000"/>
    </style:style>
    <style:style style:name="T8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800000" style:text-position="-33% 58%"/>
    </style:style>
    <style:style style:name="T12" style:family="text">
      <style:text-properties fo:color="#0000ff" fo:font-weight="normal" style:font-weight-asian="normal" style:font-weight-complex="normal"/>
    </style:style>
    <style:style style:name="T13" style:family="text">
      <style:text-properties fo:color="#800000" fo:font-weight="normal" style:font-weight-asian="normal" style:font-weight-complex="normal"/>
    </style:style>
    <style:style style:name="T14" style:family="text">
      <style:text-properties fo:color="#0000ff"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color="#0000ff"/>
    </style:style>
    <style:style style:name="T17" style:family="text">
      <style:text-properties fo:color="#ff0000"/>
    </style:style>
    <style:style style:name="T18" style:family="text">
      <style:text-properties style:text-position="33% 58%"/>
    </style:style>
    <style:style style:name="T19" style:family="text">
      <style:text-properties fo:color="#000000"/>
    </style:style>
    <style:style style:name="T20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634cm" svg:x="1.4cm" svg:y="-0.014cm" presentation:class="title" presentation:user-transformed="true">
          <draw:text-box>
            <text:p>SPEED: precise and efficient static estimation of program computational complexity</text:p>
          </draw:text-box>
        </draw:frame>
        <draw:frame presentation:style-name="pr2" draw:layer="layout" svg:width="25.199cm" svg:height="11.664cm" svg:x="1.4cm" svg:y="6.985cm" presentation:class="subtitle" presentation:user-transformed="true">
          <draw:text-box>
            <text:p>Andrey Breslav</text:p>
            <text:p/>
            <text:p>report on a paper by</text:p>
            <text:p>S. Gulwani, K. Mehra and T. Chilimbi</text:p>
            <text:p/>
            <text:p/>
            <text:p>University of Tartu</text:p>
            <text:p>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inear Invariant Generators</text:p>
              </text:list-item>
              <text:list-item>
                <text:p>Instrumenting Programs with Counters</text:p>
              </text:list-item>
              <text:list-item>
                <text:p>The notion of a “Proof Structure”</text:p>
              </text:list-item>
              <text:list-item>
                <text:p>Optimal Proof Structures</text:p>
              </text:list-item>
              <text:list-item>
                <text:p>Quantitative Functions over Data Structures</text:p>
              </text:list-item>
              <text:list-item>
                <text:p>Inter-procedural Bound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iven a program P(in<text:span text:style-name="T1">1</text:span>, ..., in<text:span text:style-name="T1">n</text:span>)</text:p>
              </text:list-item>
              <text:list-item>
                <text:p>Find a total function T(in<text:span text:style-name="T1">1</text:span>, ..., in<text:span text:style-name="T1">n</text:span>) : Nat</text:p>
                <text:list>
                  <text:list-item>
                    <text:p>NB: <text:span text:style-name="T2">not</text:span><text:span text:style-name="T3"> T(|in</text:span><text:span text:style-name="T4">1</text:span><text:span text:style-name="T3">|, ..., |in</text:span><text:span text:style-name="T4">n</text:span><text:span text:style-name="T3">|)</text:span></text:p>
                  </text:list-item>
                </text:list>
              </text:list-item>
              <text:list-item>
                <text:p>Such that</text:p>
                <text:list>
                  <text:list-item>
                    <text:p>Execution time of P <text:span text:style-name="T5"></text:span><text:span text:style-name="T6">O(T)</text:span></text:p>
                  </text:list-item>
                </text:list>
              </text:list-item>
              <text:list-item>
                <text:p><text:span text:style-name="T6">Properties</text:span></text:p>
                <text:list>
                  <text:list-item>
                    <text:p><text:span text:style-name="T6">Existence of an explicit form of T implies termination of P</text:span></text:p>
                  </text:list-item>
                  <text:list-item>
                    <text:p><text:span text:style-name="T6">The problem is undecidable in general</text:span></text:p>
                  </text:list-item>
                </text:list>
              </text:list-item>
              <text:list-item>
                <text:p><text:span text:style-name="T6">Solution</text:span></text:p>
                <text:list>
                  <text:list-item>
                    <text:p><text:span text:style-name="T6">Reduce it to a “less undecidable” 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175cm" svg:x="1.4cm" svg:y="0.635cm" presentation:class="title" presentation:user-transformed="true">
          <draw:text-box>
            <text:p>Control Flow Graph (CFG)</text:p>
          </draw:text-box>
        </draw:frame>
        <draw:frame presentation:style-name="pr5" draw:id="id1" draw:layer="layout" svg:width="22.789cm" svg:height="13.859cm" svg:x="3.81cm" svg:y="4.914cm" presentation:class="outline" presentation:user-transformed="true">
          <draw:text-box>
            <text:list text:style-name="L2">
              <text:list-item>
                <text:p>x := input()</text:p>
              </text:list-item>
              <text:list-item>
                <text:p>y := input()</text:p>
              </text:list-item>
              <text:list-item>
                <text:p>while x * y &lt;&gt; 0 do</text:p>
                <text:list>
                  <text:list-item>
                    <text:p>if x &gt; y then</text:p>
                    <text:list>
                      <text:list-item>
                        <text:p>x := x mod y</text:p>
                      </text:list-item>
                    </text:list>
                  </text:list-item>
                  <text:list-item>
                    <text:p>else</text:p>
                    <text:list>
                      <text:list-item>
                        <text:p>y := y mod x</text:p>
                      </text:list-item>
                    </text:list>
                  </text:list-item>
                </text:list>
              </text:list-item>
              <text:list-item>
                <text:p>WriteLn(x + y)</text:p>
              </text:list-item>
            </text:list>
          </draw:text-box>
          <draw:glue-point draw:id="4" svg:x="-4.782cm" svg:y="-4.532cm"/>
          <draw:glue-point draw:id="5" svg:x="-4.772cm" svg:y="-3.286cm"/>
          <draw:glue-point draw:id="6" svg:x="-3.202cm" svg:y="-1.672cm" draw:escape-direction="down"/>
          <draw:glue-point draw:id="7" svg:x="-3.805cm" svg:y="-0.417cm"/>
          <draw:glue-point draw:id="8" svg:x="-3.71cm" svg:y="0.24cm"/>
          <draw:glue-point draw:id="9" svg:x="-4.261cm" svg:y="1.194cm"/>
          <draw:glue-point draw:id="10" svg:x="-3.7cm" svg:y="2.23cm"/>
          <draw:glue-point draw:id="11" svg:x="-4.782cm" svg:y="3.216cm"/>
          <draw:glue-point draw:id="12" svg:x="-1.836cm" svg:y="-2.441cm" draw:escape-direction="up"/>
          <draw:glue-point draw:id="13" svg:x="-1.299cm" svg:y="0.272cm" draw:escape-direction="right"/>
          <draw:glue-point draw:id="14" svg:x="-1.319cm" svg:y="2.262cm" draw:escape-direction="right"/>
          <draw:glue-point draw:id="15" svg:x="-1.28cm" svg:y="3.314cm" draw:escape-direction="right"/>
          <draw:glue-point draw:id="16" svg:x="-3.885cm" svg:y="-4.16cm" draw:escape-direction="down"/>
          <draw:glue-point draw:id="17" svg:x="-3.885cm" svg:y="-3.505cm" draw:escape-direction="up"/>
          <draw:glue-point draw:id="18" svg:x="-3.885cm" svg:y="-2.923cm" draw:escape-direction="down"/>
          <draw:glue-point draw:id="19" svg:x="-3.885cm" svg:y="-2.371cm" draw:escape-direction="up"/>
        </draw:frame>
        <draw:connector draw:style-name="gr2" draw:text-style-name="P1" draw:layer="layout" draw:type="curve" draw:line-skew="2.484cm" svg:x1="6.533cm" svg:y1="11.266cm" svg:x2="6.75cm" svg:y2="12.175cm" draw:start-shape="id1" draw:start-glue-point="7" draw:end-shape="id1" draw:end-glue-point="8" svg:d="m6533 11266c-1110 0-1218 909 217 909">
          <text:p/>
        </draw:connector>
        <draw:connector draw:style-name="gr2" draw:text-style-name="P1" draw:layer="layout" draw:type="curve" draw:line-skew="1.278cm" svg:x1="6.533cm" svg:y1="11.266cm" svg:x2="6.773cm" svg:y2="14.933cm" draw:start-shape="id1" draw:start-glue-point="7" draw:end-shape="id1" draw:end-glue-point="10" svg:d="m6533 11266c-2919 0-3039 3667 240 3667">
          <text:p/>
        </draw:connector>
        <draw:connector draw:style-name="gr2" draw:text-style-name="P1" draw:layer="layout" draw:type="curve" draw:line-skew="-9.952cm 2.444cm" svg:x1="12.199cm" svg:y1="14.977cm" svg:x2="11.02cm" svg:y2="8.461cm" draw:start-shape="id1" draw:start-glue-point="14" draw:end-shape="id1" draw:end-glue-point="12" svg:d="m12199 14977c7423 0 6186-4060 4036-6291s-5215-2631-5215-225">
          <text:p/>
        </draw:connector>
        <draw:connector draw:style-name="gr2" draw:text-style-name="P1" draw:layer="layout" draw:type="curve" draw:line-skew="-11.081cm 2.82cm" svg:x1="12.244cm" svg:y1="12.219cm" svg:x2="11.02cm" svg:y2="8.461cm" draw:start-shape="id1" draw:start-glue-point="13" draw:end-shape="id1" draw:end-glue-point="12" svg:d="m12244 12219c5662 0 4718-2493 2997-3893s-4221-1707-4221 135">
          <text:p/>
        </draw:connector>
        <draw:connector draw:style-name="gr2" draw:text-style-name="P1" draw:layer="layout" draw:type="curve" draw:line-skew="-9.33cm -0.643cm" svg:x1="7.907cm" svg:y1="9.526cm" svg:x2="4.307cm" svg:y2="16.3cm" draw:start-shape="id1" draw:start-glue-point="6" draw:end-shape="id1" draw:end-glue-point="11" svg:d="m7907 9526c0 627-2621 522-4136 2059s-1925 4715 536 4715">
          <text:p/>
        </draw:connector>
        <draw:connector draw:style-name="gr3" draw:text-style-name="P1" draw:layer="layout" draw:line-skew="-12.924cm -20.75cm 1.937cm" svg:x1="6.351cm" svg:y1="6.078cm" svg:x2="6.351cm" svg:y2="6.986cm" draw:start-shape="id1" draw:start-glue-point="16" draw:end-shape="id1" draw:end-glue-point="17" svg:d="m6351 6078v272h-1v0h1v636">
          <text:p/>
        </draw:connector>
        <draw:connector draw:style-name="gr3" draw:text-style-name="P1" draw:layer="layout" svg:x1="6.353cm" svg:y1="7.678cm" svg:x2="6.353cm" svg:y2="8.586cm" svg:d="m6353 7678v908">
          <text:p/>
        </draw:connector>
        <draw:line draw:style-name="gr3" draw:text-style-name="P1" draw:layer="layout" svg:x1="7.905cm" svg:y1="9.525cm" svg:x2="7.905cm" svg:y2="10.3cm">
          <text:p/>
        </draw:line>
        <draw:connector draw:style-name="gr4" draw:text-style-name="P1" draw:layer="layout" draw:type="line" svg:x1="23.076cm" svg:y1="6.047cm" svg:x2="15.924cm" svg:y2="8.378cm" draw:start-shape="id2" draw:start-glue-point="4" svg:d="m23076 6047-7152 2331">
          <text:p/>
        </draw:connector>
        <draw:connector draw:style-name="gr4" draw:text-style-name="P1" draw:layer="layout" draw:type="line" svg:x1="23.076cm" svg:y1="6.047cm" svg:x2="16.463cm" svg:y2="9.995cm" draw:start-shape="id2" draw:start-glue-point="4" svg:d="m23076 6047-6613 3948">
          <text:p/>
        </draw:connector>
        <draw:custom-shape draw:style-name="gr5" draw:text-style-name="P2" draw:id="id2" draw:layer="layout" svg:width="9.243cm" svg:height="3.175cm" svg:x="18.415cm" svg:y="4.445cm">
          <draw:glue-point draw:id="4" svg:x="0.044cm" svg:y="0.049cm"/>
          <text:p text:style-name="P1"><text:span text:style-name="T7">Number of loop iterations = <text:s/></text:span></text:p>
          <text:p text:style-name="P1"><text:span text:style-name="T7">number of times </text:span></text:p>
          <text:p text:style-name="P1"><text:span text:style-name="T7">each back-edge is taken</text:span></text:p>
          <text:p text:style-name="P1"><text:span text:style-name="T7">(maybe + 1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variant</text:p>
          </draw:text-box>
        </draw:frame>
        <draw:frame presentation:style-name="pr5" draw:id="id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variant </text:span><text:span text:style-name="T3">is a boolean expression </text:span></text:p>
                <text:list>
                  <text:list-item>
                    <text:p><text:span text:style-name="T3">over program variables</text:span></text:p>
                  </text:list-item>
                  <text:list-item>
                    <text:p><text:span text:style-name="T3">written on a CFG edge</text:span></text:p>
                  </text:list-item>
                  <text:list-item>
                    <text:p><text:span text:style-name="T3">which is true whenever this edge is taken</text:span></text:p>
                  </text:list-item>
                </text:list>
              </text:list-item>
              <text:list-item>
                <text:p>Example</text:p>
                <text:list>
                  <text:list-item>
                    <text:p><text:span text:style-name="T2">while</text:span> x * y &gt; 0 <text:span text:style-name="T2">do</text:span><text:line-break/><text:span text:style-name="T8">{x &lt;&gt; 0} {y &lt;&gt; 0}</text:span></text:p>
                    <text:list>
                      <text:list-item>
                        <text:p><text:span text:style-name="T2">if</text:span> x &gt; y <text:span text:style-name="T2">then</text:span></text:p>
                        <text:list>
                          <text:list-item>
                            <text:p>x := x <text:span text:style-name="T2">mod</text:span> y <text:span text:style-name="T9">{x &lt; y}</text:span></text:p>
                          </text:list-item>
                        </text:list>
                      </text:list-item>
                      <text:list-item>
                        <text:p><text:span text:style-name="T2">else</text:span></text:p>
                        <text:list>
                          <text:list-item>
                            <text:p>y := y <text:span text:style-name="T2">mod</text:span> x <text:span text:style-name="T9">{y &lt; x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{x = 0 \/ y = 0}</text:span></text:p>
                  </text:list-item>
                  <text:list-item>
                    <text:p>WriteLn(x + y)</text:p>
                  </text:list-item>
                </text:list>
              </text:list-item>
            </text:list>
          </draw:text-box>
          <draw:glue-point draw:id="4" svg:x="-1.271cm" svg:y="1.992cm"/>
          <draw:glue-point draw:id="5" svg:x="-1.271cm" svg:y="3.367cm"/>
          <draw:glue-point draw:id="6" svg:x="-2.425cm" svg:y="0.593cm"/>
          <draw:glue-point draw:id="7" svg:x="-2.638cm" svg:y="3.881cm"/>
        </draw:frame>
        <draw:connector draw:style-name="gr4" draw:text-style-name="P1" draw:layer="layout" draw:type="line" svg:x1="21.905cm" svg:y1="16.394cm" svg:x2="10.797cm" svg:y2="14.603cm" draw:start-shape="id3" draw:start-glue-point="4" draw:end-shape="id4" draw:end-glue-point="4" svg:d="m21905 16394-11108-1791">
          <text:p/>
        </draw:connector>
        <draw:connector draw:style-name="gr4" draw:text-style-name="P1" draw:layer="layout" draw:type="line" svg:x1="21.905cm" svg:y1="16.394cm" svg:x2="10.797cm" svg:y2="16.509cm" draw:start-shape="id3" draw:start-glue-point="4" draw:end-shape="id4" draw:end-glue-point="5" svg:d="m21905 16394-11108 115">
          <text:p/>
        </draw:connector>
        <draw:connector draw:style-name="gr4" draw:text-style-name="P1" draw:layer="layout" draw:type="line" svg:x1="21.905cm" svg:y1="16.394cm" svg:x2="7.352cm" svg:y2="17.221cm" draw:start-shape="id3" draw:start-glue-point="4" draw:end-shape="id4" draw:end-glue-point="7" svg:d="m21905 16394-14553 827">
          <text:p/>
        </draw:connector>
        <draw:connector draw:style-name="gr4" draw:text-style-name="P1" draw:layer="layout" draw:type="line" svg:x1="21.905cm" svg:y1="16.394cm" svg:x2="7.889cm" svg:y2="12.664cm" draw:start-shape="id3" draw:start-glue-point="4" draw:end-shape="id4" draw:end-glue-point="6" svg:d="m21905 16394-14016-3730">
          <text:p/>
        </draw:connector>
        <draw:custom-shape draw:style-name="gr5" draw:text-style-name="P2" draw:id="id3" draw:layer="layout" svg:width="11.43cm" svg:height="5.08cm" svg:x="16.14cm" svg:y="13.83cm">
          <draw:glue-point draw:id="4" svg:x="0.044cm" svg:y="0.049cm"/>
          <text:p text:style-name="P1"><text:span text:style-name="T10">Linear Invariant Generators</text:span></text:p>
          <text:p text:style-name="P1"><text:span text:style-name="T7">can </text:span><text:span text:style-name="T10">sometimes</text:span><text:span text:style-name="T7"> generate invariants </text:span></text:p>
          <text:p text:style-name="P1"><text:span text:style-name="T7">of the form</text:span></text:p>
          <text:p text:style-name="P1"><text:span text:style-name="T7"/></text:p>
          <text:p text:style-name="P1"><text:span text:style-name="T7">c</text:span><text:span text:style-name="T11">1</text:span><text:span text:style-name="T7">*x + c</text:span><text:span text:style-name="T11">2</text:span><text:span text:style-name="T7">*y + c</text:span><text:span text:style-name="T11">3</text:span><text:span text:style-name="T7"> &gt;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Linear Invariant Generator</text:p>
          </draw:text-box>
        </draw:frame>
        <draw:custom-shape draw:style-name="gr6" draw:text-style-name="P3" draw:id="id6" draw:layer="layout" svg:width="4.445cm" svg:height="2.54cm" svg:x="11.16cm" svg:y="10.16cm">
          <text:p text:style-name="P3">Linear</text:p>
          <text:p text:style-name="P3">Invariant</text:p>
          <text:p text:style-name="P3">Generator</text:p>
          <draw:enhanced-geometry svg:viewBox="0 0 21600 21600" draw:type="rectangle" draw:enhanced-path="M 0 0 L 21600 0 21600 21600 0 21600 0 0 Z N"/>
        </draw:custom-shape>
        <draw:custom-shape draw:style-name="gr7" draw:text-style-name="P1" draw:id="id5" draw:layer="layout" svg:width="3.81cm" svg:height="1.905cm" svg:x="3.175cm" svg:y="8.55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8" draw:text-style-name="P1" draw:id="id7" draw:layer="layout" svg:width="3.81cm" svg:height="1.905cm" svg:x="3.175cm" svg:y="12.365cm">
          <text:p text:style-name="P1">Target</text:p>
          <text:p text:style-name="P1">Edge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985cm" svg:y1="9.507cm" svg:x2="11.16cm" svg:y2="11.43cm" draw:start-shape="id5" draw:start-glue-point="1" draw:end-shape="id6" draw:end-glue-point="3" svg:d="m6985 9507h2087v1923h2088">
          <text:p/>
        </draw:connector>
        <draw:connector draw:style-name="gr9" draw:text-style-name="P1" draw:layer="layout" svg:x1="6.985cm" svg:y1="13.317cm" svg:x2="11.16cm" svg:y2="11.43cm" draw:start-shape="id7" draw:start-glue-point="1" draw:end-shape="id6" draw:end-glue-point="3" svg:d="m6985 13317h2087v-1887h2088">
          <text:p/>
        </draw:connector>
        <draw:custom-shape draw:style-name="gr10" draw:text-style-name="P1" draw:id="id8" draw:layer="layout" svg:width="6.62cm" svg:height="2.875cm" svg:x="18.78cm" svg:y="9.987cm">
          <text:p text:style-name="P1">Invariants</text:p>
          <text:p text:style-name="P1"/>
          <text:p text:style-name="P1"><text:span text:style-name="T2">Hopefully, nontrivial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5.605cm" svg:y1="11.43cm" svg:x2="18.78cm" svg:y2="11.424cm" draw:start-shape="id6" draw:start-glue-point="1" draw:end-shape="id8" draw:end-glue-point="3" svg:d="m15605 11430c2380 0 793-6 3175-6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pproach</text:p>
          </draw:text-box>
        </draw:frame>
        <draw:frame presentation:style-name="pr5" draw:id="id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rocedure</text:span> Dis1(x0, y0, n, m : Int)</text:p>
                <text:list>
                  <text:list-item>
                    <text:p><text:span text:style-name="T12">c1 := 0; c2 := 0;</text:span></text:p>
                  </text:list-item>
                  <text:list-item>
                    <text:p>x := x0; y := y0;</text:p>
                  </text:list-item>
                  <text:list-item>
                    <text:p><text:span text:style-name="T2">while</text:span> (x &lt; n)</text:p>
                    <text:list>
                      <text:list-item>
                        <text:p><text:span text:style-name="T2">if</text:span> (y &lt; m)</text:p>
                        <text:list>
                          <text:list-item>
                            <text:p>y := y + 1; <text:span text:style-name="T9">c1++; <text:s text:c="3"/>{c1 &lt;= m - y0}</text:span></text:p>
                          </text:list-item>
                        </text:list>
                      </text:list-item>
                      <text:list-item>
                        <text:p><text:span text:style-name="T2">else</text:span></text:p>
                        <text:list>
                          <text:list-item>
                            <text:p>x := x + 1; <text:span text:style-name="T9">c2++; <text:s text:c="4"/>{c2 &lt;= n - x0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-0.956cm" svg:y="0.717cm"/>
          <draw:glue-point draw:id="5" svg:x="-0.986cm" svg:y="2.343cm"/>
        </draw:frame>
        <draw:connector draw:style-name="gr4" draw:text-style-name="P1" draw:layer="layout" draw:type="line" svg:x1="20.515cm" svg:y1="18.603cm" svg:x2="11.59cm" svg:y2="12.836cm" draw:start-shape="id9" draw:start-glue-point="4" draw:end-shape="id10" draw:end-glue-point="4" svg:d="m20515 18603-8925-5767">
          <text:p/>
        </draw:connector>
        <draw:connector draw:style-name="gr4" draw:text-style-name="P1" draw:layer="layout" draw:type="line" svg:x1="20.515cm" svg:y1="18.603cm" svg:x2="11.515cm" svg:y2="15.09cm" draw:start-shape="id9" draw:start-glue-point="4" draw:end-shape="id10" draw:end-glue-point="5" svg:d="m20515 18603-9000-3513">
          <text:p/>
        </draw:connector>
        <draw:frame draw:style-name="gr11" draw:text-style-name="P4" draw:id="id11" draw:layer="layout" svg:width="10.365cm" svg:height="0.962cm" svg:x="0.635cm" svg:y="18.415cm">
          <draw:text-box>
            <text:p><text:span text:style-name="T9">O(</text:span><text:span text:style-name="T12">Max(0, m – y0) + Max(0, n - x0)</text:span><text:span text:style-name="T9">)</text:span></text:p>
          </draw:text-box>
        </draw:frame>
        <draw:connector draw:style-name="gr4" draw:text-style-name="P1" draw:layer="layout" draw:type="line" svg:x1="20.515cm" svg:y1="18.603cm" svg:x2="11cm" svg:y2="18.896cm" draw:start-shape="id9" draw:start-glue-point="4" draw:end-shape="id11" svg:d="m20515 18603-9515 293">
          <text:p/>
        </draw:connector>
        <draw:custom-shape draw:style-name="gr5" draw:text-style-name="P6" draw:id="id9" draw:layer="layout" svg:width="14.236cm" svg:height="3.315cm" svg:x="13.335cm" svg:y="16.93cm">
          <draw:glue-point draw:id="4" svg:x="0.044cm" svg:y="0.049cm"/>
          <text:list text:style-name="L1">
            <text:list-item>
              <text:p text:style-name="P5"><text:span text:style-name="T10"><text:s/></text:span><text:span text:style-name="T10">Instrument </text:span><text:span text:style-name="T13">back-edges with counters</text:span></text:p>
            </text:list-item>
            <text:list-item>
              <text:p text:style-name="P5"><text:span text:style-name="T13"><text:s/></text:span><text:span text:style-name="T13">Compute linear invariants for counters</text:span></text:p>
            </text:list-item>
            <text:list-item>
              <text:p text:style-name="P5"><text:span text:style-name="T13"><text:s/></text:span><text:span text:style-name="T13">Combine results to obtain a complexity boun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oints to Ref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ow many counters do we need?</text:p>
                <text:list>
                  <text:list-item>
                    <text:p>We are looking for precise bounds</text:p>
                  </text:list-item>
                </text:list>
              </text:list-item>
              <text:list-item>
                <text:p>Where should we initialize the counters?</text:p>
              </text:list-item>
              <text:list-item>
                <text:p>How do we combine the linear invariants?</text:p>
              </text:list-item>
              <text:list-item>
                <text:p>What if the generator says “TRUE”?</text:p>
                <text:list>
                  <text:list-item>
                    <text:p>Too many/few counters</text:p>
                  </text:list-item>
                  <text:list-item>
                    <text:p>Complex data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“Proof Structure”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t each <text:span text:style-name="T2">back-edge</text:span> E we increment some counter C(E)</text:p>
              </text:list-item>
              <text:list-item>
                <text:p><text:span text:style-name="T2">Dependencies</text:span> form a DAG</text:p>
                <text:list>
                  <text:list-item>
                    <text:p>Nodes are <text:span text:style-name="T2">counters</text:span> and the <text:span text:style-name="T2">entry-point</text:span> R</text:p>
                  </text:list-item>
                  <text:list-item>
                    <text:p>If N depends on M: <text:span text:style-name="T9">N := 0;</text:span> and <text:span text:style-name="T9">M++;</text:span> go together</text:p>
                  </text:list-item>
                  <text:list-item>
                    <text:p>If N depends on R: <text:span text:style-name="T9">N := 0;</text:span> is on the first line</text:p>
                  </text:list-item>
                </text:list>
              </text:list-item>
              <text:list-item>
                <text:p>At every edge E our invariant generator <text:span text:style-name="T2">can generate</text:span> a Bound(E) for the counter C(E)</text:p>
                <text:list>
                  <text:list-item>
                    <text:p>The generator is an important param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layer="layout" svg:width="7.62cm" svg:height="0.962cm" svg:x="9.525cm" svg:y="14.91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>c2++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Example of a Proof Structure</text:p>
          </draw:text-box>
        </draw:frame>
        <draw:frame presentation:style-name="pr5" draw:id="id1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rocedure</text:span> Dis1(<text:span text:style-name="T2">int</text:span> x0, y0, n, m)</text:p>
                <text:list>
                  <text:list-item>
                    <text:p><text:span text:style-name="T12">c1 := 0; c2 := 0;</text:span></text:p>
                  </text:list-item>
                  <text:list-item>
                    <text:p>x := x0; y := y0;</text:p>
                  </text:list-item>
                  <text:list-item>
                    <text:p><text:span text:style-name="T2">while</text:span> (x &lt; n)</text:p>
                    <text:list>
                      <text:list-item>
                        <text:p><text:span text:style-name="T2">if</text:span> (y &lt; m)</text:p>
                        <text:list>
                          <text:list-item>
                            <text:p>y := y + 1; </text:p>
                          </text:list-item>
                        </text:list>
                      </text:list-item>
                      <text:list-item>
                        <text:p><text:span text:style-name="T2">else</text:span></text:p>
                        <text:list>
                          <text:list-item>
                            <text:p>x := x + 1;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-0.956cm" svg:y="0.717cm"/>
          <draw:glue-point draw:id="5" svg:x="-0.986cm" svg:y="2.343cm"/>
          <draw:glue-point draw:id="6" svg:x="-1.841cm" svg:y="0.717cm" draw:escape-direction="right"/>
          <draw:glue-point draw:id="7" svg:x="-1.841cm" svg:y="2.343cm" draw:escape-direction="right"/>
          <draw:glue-point draw:id="8" svg:x="-2.027cm" svg:y="-1.672cm" draw:escape-direction="right"/>
        </draw:frame>
        <draw:custom-shape draw:style-name="gr12" draw:text-style-name="P1" draw:id="id13" draw:layer="layout" svg:width="1.27cm" svg:height="1.27cm" svg:x="22.655cm" svg:y="11.195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12" draw:layer="layout" svg:width="1.27cm" svg:height="1.27cm" svg:x="20.855cm" svg:y="14.195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14" draw:layer="layout" svg:width="1.27cm" svg:height="1.27cm" svg:x="24.855cm" svg:y="14.195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1.938cm" svg:y1="14.38cm" svg:x2="22.84cm" svg:y2="12.278cm" draw:start-shape="id12" draw:start-glue-point="11" draw:end-shape="id13" draw:end-glue-point="7" svg:d="m21938 14380 902-2102">
          <text:p/>
        </draw:connector>
        <draw:connector draw:style-name="gr9" draw:text-style-name="P1" draw:layer="layout" draw:type="line" svg:x1="25.04cm" svg:y1="14.38cm" svg:x2="23.738cm" svg:y2="12.278cm" draw:start-shape="id14" draw:start-glue-point="5" draw:end-shape="id13" draw:end-glue-point="9" svg:d="m25040 14380-1302-2102">
          <text:p/>
        </draw:connector>
        <draw:frame draw:style-name="gr11" draw:layer="layout" svg:width="6.985cm" svg:height="0.962cm" svg:x="18.845cm" svg:y="9.855cm">
          <draw:text-box>
            <text:p>Dependency graph:</text:p>
          </draw:text-box>
        </draw:frame>
        <draw:connector draw:style-name="gr2" draw:text-style-name="P1" draw:layer="layout" draw:type="curve" draw:line-skew="-10.052cm" svg:x1="9.36cm" svg:y1="15.09cm" svg:x2="8.892cm" svg:y2="9.526cm" draw:start-shape="id15" draw:start-glue-point="7" draw:end-shape="id15" draw:end-glue-point="8" svg:d="m9360 15090c11532 0 11766-5564-468-5564">
          <text:p/>
        </draw:connector>
        <draw:connector draw:style-name="gr2" draw:text-style-name="P1" draw:layer="layout" draw:type="curve" draw:line-skew="-12.592cm" svg:x1="9.36cm" svg:y1="12.836cm" svg:x2="8.892cm" svg:y2="9.526cm" draw:start-shape="id15" draw:start-glue-point="6" draw:end-shape="id15" draw:end-glue-point="8" svg:d="m9360 12836c7722 0 7956-3310-468-3310">
          <text:p/>
        </draw:connector>
        <draw:frame draw:style-name="gr11" draw:layer="layout" svg:width="6.35cm" svg:height="0.962cm" svg:x="9.525cm" svg:y="11.4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>c1++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uting Bound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tal bound for a counter: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p>We do not compute the maximum, but use it symbolically</text:p>
                          </text:list-item>
                          <text:list-item>
                            <text:p>Each loop might never be entered: Max(0, …)</text:p>
                          </text:list-item>
                          <text:list-item>
                            <text:p>Sum of all total bounds may be zero: 1 + …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tal bound for the procedure:</text:p>
              </text:list-item>
            </text:list>
          </draw:text-box>
        </draw:frame>
        <draw:frame draw:style-name="gr13" draw:layer="layout" svg:width="1.999cm" svg:height="0.999cm" svg:x="13.674cm" svg:y="9.7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22.86cm" svg:height="2.21cm" svg:x="2.54cm" svg:y="7.25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9.697cm" svg:height="1.298cm" svg:x="9.94cm" svg:y="16.1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1" draw:text-style-name="P8" draw:layer="layout" svg:width="7.62cm" svg:height="0.962cm" svg:x="9.525cm" svg:y="14.91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c2++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Example of Bound Calculation</text:p>
          </draw:text-box>
        </draw:frame>
        <draw:frame presentation:style-name="pr5" draw:id="id1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rocedure</text:span> Dis1(<text:span text:style-name="T2">int</text:span> x0, y0, n, m)</text:p>
                <text:list>
                  <text:list-item>
                    <text:p><text:span text:style-name="T12">c1 := 0; c2 := 0;</text:span></text:p>
                  </text:list-item>
                  <text:list-item>
                    <text:p>x := x0; y := y0;</text:p>
                  </text:list-item>
                  <text:list-item>
                    <text:p><text:span text:style-name="T2">while</text:span> (x &lt; n)</text:p>
                    <text:list>
                      <text:list-item>
                        <text:p><text:span text:style-name="T2">if</text:span> (y &lt; m)</text:p>
                        <text:list>
                          <text:list-item>
                            <text:p>y := y + 1; </text:p>
                          </text:list-item>
                        </text:list>
                      </text:list-item>
                      <text:list-item>
                        <text:p><text:span text:style-name="T2">else</text:span></text:p>
                        <text:list>
                          <text:list-item>
                            <text:p>x := x + 1;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-0.956cm" svg:y="0.717cm"/>
          <draw:glue-point draw:id="5" svg:x="-0.986cm" svg:y="2.343cm"/>
          <draw:glue-point draw:id="6" svg:x="-1.841cm" svg:y="0.717cm" draw:escape-direction="right"/>
          <draw:glue-point draw:id="7" svg:x="-1.841cm" svg:y="2.343cm" draw:escape-direction="right"/>
          <draw:glue-point draw:id="8" svg:x="-2.027cm" svg:y="-1.672cm" draw:escape-direction="right"/>
        </draw:frame>
        <draw:custom-shape draw:style-name="gr12" draw:text-style-name="P9" draw:id="id17" draw:layer="layout" svg:width="1.27cm" svg:height="1.27cm" svg:x="22.655cm" svg:y="11.195cm">
          <text:p text:style-name="P1"><text:span text:style-name="T15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16" draw:layer="layout" svg:width="1.27cm" svg:height="1.27cm" svg:x="20.855cm" svg:y="14.195cm">
          <text:p text:style-name="P1"><text:span text:style-name="T15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18" draw:layer="layout" svg:width="1.27cm" svg:height="1.27cm" svg:x="24.855cm" svg:y="14.195cm">
          <text:p text:style-name="P1"><text:span text:style-name="T15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1.938cm" svg:y1="14.38cm" svg:x2="22.84cm" svg:y2="12.278cm" draw:start-shape="id16" draw:start-glue-point="11" draw:end-shape="id17" draw:end-glue-point="7" svg:d="m21938 14380 902-2102">
          <text:p/>
        </draw:connector>
        <draw:connector draw:style-name="gr9" draw:text-style-name="P1" draw:layer="layout" draw:type="line" svg:x1="25.04cm" svg:y1="14.38cm" svg:x2="23.738cm" svg:y2="12.278cm" draw:start-shape="id18" draw:start-glue-point="5" draw:end-shape="id17" draw:end-glue-point="9" svg:d="m25040 14380-1302-2102">
          <text:p/>
        </draw:connector>
        <draw:frame draw:style-name="gr11" draw:text-style-name="P8" draw:layer="layout" svg:width="6.985cm" svg:height="0.962cm" svg:x="18.845cm" svg:y="9.855cm">
          <draw:text-box>
            <text:p><text:span text:style-name="T15">Dependency graph:</text:span></text:p>
          </draw:text-box>
        </draw:frame>
        <draw:connector draw:style-name="gr2" draw:text-style-name="P1" draw:layer="layout" draw:type="curve" draw:line-skew="-10.052cm" svg:x1="9.36cm" svg:y1="15.09cm" svg:x2="8.892cm" svg:y2="9.526cm" draw:start-shape="id19" draw:start-glue-point="7" draw:end-shape="id19" draw:end-glue-point="8" svg:d="m9360 15090c11532 0 11766-5564-468-5564">
          <text:p/>
        </draw:connector>
        <draw:connector draw:style-name="gr2" draw:text-style-name="P1" draw:layer="layout" draw:type="curve" draw:line-skew="-12.592cm" svg:x1="9.36cm" svg:y1="12.836cm" svg:x2="8.892cm" svg:y2="9.526cm" draw:start-shape="id19" draw:start-glue-point="6" draw:end-shape="id19" draw:end-glue-point="8" svg:d="m9360 12836c7722 0 7956-3310-468-3310">
          <text:p/>
        </draw:connector>
        <draw:frame draw:style-name="gr11" draw:text-style-name="P8" draw:layer="layout" svg:width="6.35cm" svg:height="0.962cm" svg:x="9.525cm" svg:y="11.4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c1++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layer="layout" svg:width="14.605cm" svg:height="2.384cm" svg:x="6.985cm" svg:y="16.51cm">
          <draw:text-box>
            <text:p>TotalBound(c1) = Max(0, y0 – m) * 1</text:p>
            <text:p>TotalBound(c2) = Max(0, x0 – n) * 1</text:p>
            <text:p>UpperBound = Max(0, y0 – m) + Max(0, x0 – n)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ptimality of Proof Struc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timal PS: A PS that gives UpperBound not greater than any other PS for the same P</text:p>
                <text:list>
                  <text:list-item>
                    <text:p>Hard to compare</text:p>
                  </text:list-item>
                  <text:list-item>
                    <text:p>Hard to construct</text:p>
                  </text:list-item>
                </text:list>
              </text:list-item>
              <text:list-item>
                <text:p>C-Optimal PS (Counter-Optimal)</text:p>
                <text:list>
                  <text:list-item>
                    <text:p>Less counters (no node merge is possible)</text:p>
                  </text:list-item>
                  <text:list-item>
                    <text:p>Less dependencies (no edge deletion is possible)</text:p>
                  </text:list-item>
                  <text:list-item>
                    <text:p>The generator must be able to find bounds</text:p>
                  </text:list-item>
                  <text:list-item>
                    <text:p>No loops are allowed in dependence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Finding C-Optimal PS (1)</text:p>
          </draw:text-box>
        </draw:frame>
        <draw:frame presentation:style-name="pr5" draw:layer="layout" svg:width="25.199cm" svg:height="4.611cm" svg:x="1.4cm" svg:y="4.914cm" presentation:class="outline" presentation:user-transformed="true">
          <draw:text-box>
            <text:list text:style-name="L2">
              <text:list-item>
                <text:p>Node Merging</text:p>
                <text:list>
                  <text:list-item>
                    <text:p>Let c1 and c2 not depend on each other (transitively)</text:p>
                  </text:list-item>
                  <text:list-item>
                    <text:p>Replace C(E) = c2 with C(E) = c1</text:p>
                  </text:list-item>
                  <text:list-item>
                    <text:p>Merge c1 and c2 in the dependency Graph</text:p>
                  </text:list-item>
                </text:list>
              </text:list-item>
            </text:list>
          </draw:text-box>
        </draw:frame>
        <draw:custom-shape draw:style-name="gr12" draw:text-style-name="P9" draw:id="id21" draw:layer="layout" svg:width="1.27cm" svg:height="1.27cm" svg:x="16.455cm" svg:y="12.095cm">
          <text:p text:style-name="P1"><text:span text:style-name="T15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20" draw:layer="layout" svg:width="1.27cm" svg:height="1.27cm" svg:x="14.655cm" svg:y="15.095cm">
          <text:p text:style-name="P1"><text:span text:style-name="T15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22" draw:layer="layout" svg:width="1.27cm" svg:height="1.27cm" svg:x="18.655cm" svg:y="15.095cm">
          <text:p text:style-name="P1"><text:span text:style-name="T15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5.738cm" svg:y1="15.28cm" svg:x2="16.64cm" svg:y2="13.178cm" draw:start-shape="id20" draw:start-glue-point="11" draw:end-shape="id21" draw:end-glue-point="7" svg:d="m15738 15280 902-2102">
          <text:p/>
        </draw:connector>
        <draw:connector draw:style-name="gr9" draw:text-style-name="P1" draw:layer="layout" draw:type="line" svg:x1="18.84cm" svg:y1="15.28cm" svg:x2="17.538cm" svg:y2="13.178cm" draw:start-shape="id22" draw:start-glue-point="5" draw:end-shape="id21" draw:end-glue-point="9" svg:d="m18840 15280-1302-2102">
          <text:p/>
        </draw:connector>
        <draw:custom-shape draw:style-name="gr14" draw:text-style-name="P1" draw:id="id24" draw:layer="layout" svg:width="0.635cm" svg:height="0.635cm" svg:x="1.905cm" svg:y="12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5" draw:layer="layout" svg:width="0.635cm" svg:height="0.635cm" svg:x="1.906cm" svg:y="15.0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3" draw:layer="layout" svg:width="0.635cm" svg:height="0.635cm" svg:x="1.906cm" svg:y="17.6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6" draw:layer="layout" svg:width="0.635cm" svg:height="0.635cm" svg:x="4.406cm" svg:y="15.09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.541cm" svg:y1="18.013cm" svg:x2="2.54cm" svg:y2="13.112cm" draw:start-shape="id23" draw:start-glue-point="1" draw:end-shape="id24" draw:end-glue-point="1" svg:d="m2541 18013c750 0 750-4901-1-4901">
          <text:p/>
        </draw:connector>
        <draw:connector draw:style-name="gr2" draw:text-style-name="P1" draw:layer="layout" draw:type="curve" svg:x1="1.906cm" svg:y1="15.413cm" svg:x2="1.905cm" svg:y2="13.112cm" draw:start-shape="id25" draw:start-glue-point="3" draw:end-shape="id24" draw:end-glue-point="3" svg:d="m1906 15413c-754 0-754-2301-1-2301">
          <text:p/>
        </draw:connector>
        <draw:connector draw:style-name="gr2" draw:text-style-name="P1" draw:layer="layout" draw:type="curve" svg:x1="5.041cm" svg:y1="15.413cm" svg:x2="2.222cm" svg:y2="12.795cm" draw:start-shape="id26" draw:start-glue-point="1" draw:end-shape="id24" draw:end-glue-point="0" svg:d="m5041 15413c750 0 625-1560-267-2403s-2552-968-2552-215">
          <text:p/>
        </draw:connector>
        <draw:frame draw:style-name="gr11" draw:text-style-name="P10" draw:layer="layout" svg:width="1.27cm" svg:height="0.962cm" svg:x="0.2cm" svg:y="13.965cm">
          <draw:text-box>
            <text:p><text:span text:style-name="T16">c1</text:span></text:p>
          </draw:text-box>
        </draw:frame>
        <draw:frame draw:style-name="gr11" draw:text-style-name="P10" draw:id="id31" draw:layer="layout" svg:width="1.27cm" svg:height="0.962cm" svg:x="3.1cm" svg:y="15.765cm">
          <draw:text-box>
            <text:p><text:span text:style-name="T16">c2</text:span></text:p>
          </draw:text-box>
        </draw:frame>
        <draw:frame draw:style-name="gr11" draw:text-style-name="P10" draw:layer="layout" svg:width="1.27cm" svg:height="0.962cm" svg:x="5.4cm" svg:y="13.265cm">
          <draw:text-box>
            <text:p><text:span text:style-name="T16">c3</text:span></text:p>
          </draw:text-box>
        </draw:frame>
        <draw:custom-shape draw:style-name="gr14" draw:text-style-name="P1" draw:id="id28" draw:layer="layout" svg:width="0.635cm" svg:height="0.635cm" svg:x="9.325cm" svg:y="12.7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9" draw:layer="layout" svg:width="0.635cm" svg:height="0.635cm" svg:x="9.326cm" svg:y="15.0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7" draw:layer="layout" svg:width="0.635cm" svg:height="0.635cm" svg:x="9.326cm" svg:y="17.6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30" draw:layer="layout" svg:width="0.635cm" svg:height="0.635cm" svg:x="11.826cm" svg:y="15.059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961cm" svg:y1="17.976cm" svg:x2="9.96cm" svg:y2="13.075cm" draw:start-shape="id27" draw:start-glue-point="1" draw:end-shape="id28" draw:end-glue-point="1" svg:d="m9961 17976c750 0 750-4901-1-4901">
          <text:p/>
        </draw:connector>
        <draw:connector draw:style-name="gr2" draw:text-style-name="P1" draw:layer="layout" draw:type="curve" svg:x1="9.326cm" svg:y1="15.376cm" svg:x2="9.325cm" svg:y2="13.075cm" draw:start-shape="id29" draw:start-glue-point="3" draw:end-shape="id28" draw:end-glue-point="3" svg:d="m9326 15376c-754 0-754-2301-1-2301">
          <text:p/>
        </draw:connector>
        <draw:connector draw:style-name="gr2" draw:text-style-name="P1" draw:layer="layout" draw:type="curve" svg:x1="12.461cm" svg:y1="15.376cm" svg:x2="9.642cm" svg:y2="12.758cm" draw:start-shape="id30" draw:start-glue-point="1" draw:end-shape="id28" draw:end-glue-point="0" svg:d="m12461 15376c750 0 625-1560-267-2403s-2552-968-2552-215">
          <text:p/>
        </draw:connector>
        <draw:frame draw:style-name="gr11" draw:text-style-name="P10" draw:layer="layout" svg:width="1.27cm" svg:height="0.962cm" svg:x="7.62cm" svg:y="13.928cm">
          <draw:text-box>
            <text:p><text:span text:style-name="T16">c1</text:span></text:p>
          </draw:text-box>
        </draw:frame>
        <draw:frame draw:style-name="gr11" draw:text-style-name="P11" draw:id="id32" draw:layer="layout" svg:width="1.27cm" svg:height="0.962cm" svg:x="10.52cm" svg:y="15.728cm">
          <draw:text-box>
            <text:p><text:span text:style-name="T17">c1</text:span></text:p>
          </draw:text-box>
        </draw:frame>
        <draw:frame draw:style-name="gr11" draw:text-style-name="P10" draw:layer="layout" svg:width="1.27cm" svg:height="0.962cm" svg:x="12.82cm" svg:y="13.228cm">
          <draw:text-box>
            <text:p><text:span text:style-name="T16">c3</text:span></text:p>
          </draw:text-box>
        </draw:frame>
        <draw:connector draw:style-name="gr15" draw:text-style-name="P1" draw:layer="layout" draw:type="curve" svg:x1="4.37cm" svg:y1="16.246cm" svg:x2="10.52cm" svg:y2="16.209cm" draw:start-shape="id31" draw:start-glue-point="1" draw:end-shape="id32" svg:d="m4370 16246c4612 0 1538-37 6150-37">
          <text:p/>
        </draw:connector>
        <draw:custom-shape draw:style-name="gr12" draw:text-style-name="P9" draw:id="id33" draw:layer="layout" svg:width="1.27cm" svg:height="1.27cm" svg:x="15.957cm" svg:y="17.692cm">
          <text:p text:style-name="P1"><text:span text:style-name="T15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id="id38" draw:layer="layout" draw:type="line" svg:x1="17.04cm" svg:y1="17.877cm" svg:x2="18.84cm" svg:y2="16.178cm" draw:start-shape="id33" draw:start-glue-point="11" draw:end-shape="id22" draw:end-glue-point="7" svg:d="m17040 17877 1800-1699">
          <text:p/>
        </draw:connector>
        <draw:custom-shape draw:style-name="gr12" draw:text-style-name="P9" draw:id="id35" draw:layer="layout" svg:width="1.27cm" svg:height="1.27cm" svg:x="23.555cm" svg:y="12.096cm">
          <text:p text:style-name="P1"><text:span text:style-name="T15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34" draw:layer="layout" svg:width="1.27cm" svg:height="1.27cm" svg:x="21.755cm" svg:y="15.096cm">
          <text:p text:style-name="P1"><text:span text:style-name="T15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id="id36" draw:layer="layout" svg:width="1.27cm" svg:height="1.27cm" svg:x="25.755cm" svg:y="1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2.838cm" svg:y1="15.281cm" svg:x2="23.74cm" svg:y2="13.179cm" draw:start-shape="id34" draw:start-glue-point="11" draw:end-shape="id35" draw:end-glue-point="7" svg:d="m22838 15281 902-2102">
          <text:p/>
        </draw:connector>
        <draw:connector draw:style-name="gr17" draw:text-style-name="P1" draw:layer="layout" draw:type="line" svg:x1="25.94cm" svg:y1="15.281cm" svg:x2="24.638cm" svg:y2="13.179cm" draw:start-shape="id36" draw:start-glue-point="5" draw:end-shape="id35" draw:end-glue-point="9" svg:d="m25940 15281-1302-2102">
          <text:p/>
        </draw:connector>
        <draw:custom-shape draw:style-name="gr12" draw:text-style-name="P9" draw:id="id37" draw:layer="layout" svg:width="1.27cm" svg:height="1.27cm" svg:x="23.057cm" svg:y="17.693cm">
          <text:p text:style-name="P1"><text:span text:style-name="T15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24.14cm" svg:y1="17.878cm" svg:x2="25.94cm" svg:y2="16.179cm" draw:start-shape="id37" draw:start-glue-point="11" draw:end-shape="id36" draw:end-glue-point="7" svg:d="m24140 17878 1800-1699">
          <text:p/>
        </draw:connector>
        <draw:connector draw:style-name="gr18" draw:text-style-name="P1" draw:id="id39" draw:layer="layout" draw:type="line" svg:x1="23.691cm" svg:y1="17.693cm" svg:x2="22.838cm" svg:y2="16.179cm" draw:start-shape="id37" draw:start-glue-point="4" draw:end-shape="id34" draw:end-glue-point="9" svg:d="m23691 17693-853-1514">
          <text:p/>
        </draw:connector>
        <draw:connector draw:style-name="gr15" draw:text-style-name="P1" draw:layer="layout" draw:type="curve" svg:x1="17.94cm" svg:y1="17.027cm" svg:x2="23.264cm" svg:y2="16.936cm" draw:start-shape="id38" draw:start-glue-point="0" draw:end-shape="id39" draw:end-glue-point="0" svg:d="m17940 17027c4348 0 1687-91 5324-91">
          <text:p/>
        </draw:connector>
        <draw:frame draw:style-name="gr11" draw:text-style-name="P8" draw:layer="layout" svg:width="6.084cm" svg:height="0.962cm" svg:x="17.411cm" svg:y="19.358cm">
          <draw:text-box>
            <text:p><text:span text:style-name="T15">Dependency graph</text:span></text:p>
          </draw:text-box>
        </draw:frame>
        <draw:frame draw:style-name="gr11" draw:text-style-name="P8" draw:layer="layout" svg:width="6.084cm" svg:height="0.962cm" svg:x="3.911cm" svg:y="19.358cm">
          <draw:text-box>
            <text:p><text:span text:style-name="T15">Back-edges in CF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1.062cm" presentation:class="title" presentation:user-transformed="true">
          <draw:text-box>
            <text:p>Finding C-Optimal PS (2)</text:p>
          </draw:text-box>
        </draw:frame>
        <draw:frame presentation:style-name="pr5" draw:layer="layout" svg:width="25.199cm" svg:height="3.341cm" svg:x="1.4cm" svg:y="5.014cm" presentation:class="outline" presentation:user-transformed="true">
          <draw:text-box>
            <text:list text:style-name="L2">
              <text:list-item>
                <text:p>Edge Deletion</text:p>
                <text:list>
                  <text:list-item>
                    <text:p>Remove (c1, c2) from the dependency graph</text:p>
                  </text:list-item>
                </text:list>
              </text:list-item>
            </text:list>
          </draw:text-box>
        </draw:frame>
        <draw:custom-shape draw:style-name="gr12" draw:text-style-name="P9" draw:id="id41" draw:layer="layout" svg:width="1.27cm" svg:height="1.27cm" svg:x="9.055cm" svg:y="10.197cm">
          <text:p text:style-name="P1"><text:span text:style-name="T15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40" draw:layer="layout" svg:width="1.27cm" svg:height="1.27cm" svg:x="7.255cm" svg:y="13.197cm">
          <text:p text:style-name="P1"><text:span text:style-name="T15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42" draw:layer="layout" svg:width="1.27cm" svg:height="1.27cm" svg:x="11.255cm" svg:y="13.197cm">
          <text:p text:style-name="P1"><text:span text:style-name="T15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8.338cm" svg:y1="13.382cm" svg:x2="9.24cm" svg:y2="11.28cm" draw:start-shape="id40" draw:start-glue-point="11" draw:end-shape="id41" draw:end-glue-point="7" svg:d="m8338 13382 902-2102">
          <text:p/>
        </draw:connector>
        <draw:connector draw:style-name="gr9" draw:text-style-name="P1" draw:layer="layout" draw:type="line" svg:x1="11.44cm" svg:y1="13.382cm" svg:x2="10.138cm" svg:y2="11.28cm" draw:start-shape="id42" draw:start-glue-point="5" draw:end-shape="id41" draw:end-glue-point="9" svg:d="m11440 13382-1302-2102">
          <text:p/>
        </draw:connector>
        <draw:custom-shape draw:style-name="gr12" draw:text-style-name="P9" draw:id="id43" draw:layer="layout" svg:width="1.27cm" svg:height="1.27cm" svg:x="8.557cm" svg:y="15.794cm">
          <text:p text:style-name="P1"><text:span text:style-name="T15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9.64cm" svg:y1="15.979cm" svg:x2="11.44cm" svg:y2="14.28cm" draw:start-shape="id43" draw:start-glue-point="11" draw:end-shape="id42" draw:end-glue-point="7" svg:d="m9640 15979 1800-1699">
          <text:p/>
        </draw:connector>
        <draw:frame draw:style-name="gr11" draw:text-style-name="P8" draw:layer="layout" svg:width="6.084cm" svg:height="0.962cm" svg:x="10.011cm" svg:y="17.46cm">
          <draw:text-box>
            <text:p><text:span text:style-name="T15">Dependency graph</text:span></text:p>
          </draw:text-box>
        </draw:frame>
        <draw:custom-shape draw:style-name="gr12" draw:text-style-name="P9" draw:id="id45" draw:layer="layout" svg:width="1.27cm" svg:height="1.27cm" svg:x="16.955cm" svg:y="10.198cm">
          <text:p text:style-name="P1"><text:span text:style-name="T15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44" draw:layer="layout" svg:width="1.27cm" svg:height="1.27cm" svg:x="15.155cm" svg:y="13.198cm">
          <text:p text:style-name="P1"><text:span text:style-name="T15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46" draw:layer="layout" svg:width="1.27cm" svg:height="1.27cm" svg:x="19.155cm" svg:y="13.198cm">
          <text:p text:style-name="P1"><text:span text:style-name="T15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6.238cm" svg:y1="13.383cm" svg:x2="17.14cm" svg:y2="11.281cm" draw:start-shape="id44" draw:start-glue-point="11" draw:end-shape="id45" draw:end-glue-point="7" svg:d="m16238 13383 902-2102">
          <text:p/>
        </draw:connector>
        <draw:connector draw:style-name="gr19" draw:text-style-name="P1" draw:id="id48" draw:layer="layout" draw:type="line" svg:x1="19.34cm" svg:y1="13.383cm" svg:x2="18.038cm" svg:y2="11.281cm" draw:start-shape="id46" draw:start-glue-point="5" draw:end-shape="id45" draw:end-glue-point="9" svg:d="m19340 13383-1302-2102">
          <text:p/>
        </draw:connector>
        <draw:custom-shape draw:style-name="gr12" draw:text-style-name="P9" draw:id="id47" draw:layer="layout" svg:width="1.27cm" svg:height="1.27cm" svg:x="16.457cm" svg:y="15.795cm">
          <text:p text:style-name="P1"><text:span text:style-name="T15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7.54cm" svg:y1="15.98cm" svg:x2="19.34cm" svg:y2="14.281cm" draw:start-shape="id47" draw:start-glue-point="11" draw:end-shape="id46" draw:end-glue-point="7" svg:d="m17540 15980 1800-1699">
          <text:p/>
        </draw:connector>
        <draw:connector draw:style-name="gr9" draw:text-style-name="P1" draw:layer="layout" draw:type="line" svg:x1="11.255cm" svg:y1="13.831cm" svg:x2="8.525cm" svg:y2="13.832cm" draw:start-shape="id42" draw:start-glue-point="6" draw:end-shape="id40" draw:end-glue-point="1" svg:d="m11255 13831-2730 1">
          <text:p/>
        </draw:connector>
        <draw:connector draw:style-name="gr9" draw:text-style-name="P1" draw:layer="layout" draw:type="line" svg:x1="19.155cm" svg:y1="13.832cm" svg:x2="16.423cm" svg:y2="13.832cm" draw:start-shape="id46" draw:start-glue-point="6" draw:end-shape="id44" draw:end-glue-point="10" svg:d="m19155 13832h-2732">
          <text:p/>
        </draw:connector>
        <draw:connector draw:style-name="gr20" draw:text-style-name="P1" draw:layer="layout" draw:type="curve" svg:x1="10.948cm" svg:y1="12.558cm" svg:x2="18.689cm" svg:y2="12.332cm" draw:end-shape="id48" draw:end-glue-point="0" svg:d="m10948 12558c4942 0 1072-226 7741-226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nding C-Optimal PS (3)</text:p>
          </draw:text-box>
        </draw:frame>
        <draw:frame presentation:style-name="pr5" draw:layer="layout" svg:width="25.905cm" svg:height="15.875cm" svg:x="1.4cm" svg:y="4.445cm" presentation:class="outline" presentation:user-transformed="true">
          <draw:text-box>
            <text:list text:style-name="L2">
              <text:list-item>
                <text:p><text:span text:style-name="T2">while </text:span><text:span text:style-name="T3">some C(E) = null, </text:span><text:span text:style-name="T2">until</text:span><text:span text:style-name="T3"> a fix-point</text:span></text:p>
                <text:list>
                  <text:list-item>
                    <text:p><text:span text:style-name="T2">for</text:span> every existing counter c</text:p>
                    <text:list>
                      <text:list-item>
                        <text:p>C(E) := c</text:p>
                      </text:list-item>
                      <text:list-item>
                        <text:p><text:span text:style-name="T2">if</text:span> finding bounds succeeds</text:p>
                        <text:list>
                          <text:list-item>
                            <text:p>break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f</text:span> finding bounds fails</text:p>
                    <text:list>
                      <text:list-item>
                        <text:p>C(E) := fresh counter c'</text:p>
                      </text:list-item>
                      <text:list-item>
                        <text:p>c' depends on every other counter and R</text:p>
                      </text:list-item>
                      <text:list-item>
                        <text:p><text:span text:style-name="T2">if </text:span><text:span text:style-name="T3">finding bounds fails</text:span></text:p>
                        <text:list>
                          <text:list-item>
                            <text:p><text:span text:style-name="T3">Postpone decision for E</text:span></text:p>
                          </text:list-item>
                        </text:list>
                      </text:list-item>
                      <text:list-item>
                        <text:p><text:span text:style-name="T2">while</text:span> finding bounds succeeds</text:p>
                        <text:list>
                          <text:list-item>
                            <text:p>Try to delete every edge (c, c'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mediate Summa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ving a procedure P</text:p>
                <text:list>
                  <text:list-item>
                    <text:p>In O(N<text:span text:style-name="T18">2</text:span>) time (N = number of back-edges)</text:p>
                    <text:list>
                      <text:list-item>
                        <text:p>Create a C-Optimal PS</text:p>
                      </text:list-item>
                      <text:list-item>
                        <text:p>Or say that a PS does not exist</text:p>
                      </text:list-item>
                    </text:list>
                  </text:list-item>
                  <text:list-item>
                    <text:p>Compute the UpperB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Handling of Complicated Data Struc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want to</text:p>
                <text:list>
                  <text:list-item>
                    <text:p>support trees, lists, bit-vectors, etc.</text:p>
                  </text:list-item>
                  <text:list-item>
                    <text:p>avoid analyzing heap shapes</text:p>
                  </text:list-item>
                </text:list>
              </text:list-item>
              <text:list-item>
                <text:p>Solution</text:p>
                <text:list>
                  <text:list-item>
                    <text:p>Introduce uninterpreted quantitative functions</text:p>
                    <text:list>
                      <text:list-item>
                        <text:p>Described symbolically by the user</text:p>
                      </text:list-item>
                      <text:list-item>
                        <text:p>Processed by the generator</text:p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ength of a list</text:p>
                      </text:list-item>
                      <text:list-item>
                        <text:p>Height of a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uantitative Functions for Lists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We define functions <text:span text:style-name="T16">Pos(e : Item, L : List) </text:span>and <text:span text:style-name="T16">Len(L : List)</text:span></text:p>
              </text:list-item>
              <text:list-item>
                <text:p>We instrument each use of Lists's methods with</text:p>
                <text:list>
                  <text:list-item>
                    <text:p>e := L.Head()</text:p>
                    <text:list>
                      <text:list-item>
                        <text:p>Assume(e = null <text:span text:style-name="T2">implies</text:span> <text:span text:style-name="T16">Len(L)</text:span> = 0)</text:p>
                      </text:list-item>
                      <text:list-item>
                        <text:p>Assume(e &lt;&gt; null <text:span text:style-name="T2">implies</text:span> <text:span text:style-name="T16">Len(L)</text:span> &gt; 0)</text:p>
                      </text:list-item>
                      <text:list-item>
                        <text:p><text:span text:style-name="T16">Pos(e, L)</text:span> := 0</text:p>
                      </text:list-item>
                    </text:list>
                  </text:list-item>
                  <text:list-item>
                    <text:p>t := L.IsEmpty()</text:p>
                    <text:list>
                      <text:list-item>
                        <text:p>Assume(t = true <text:span text:style-name="T2">implies</text:span> <text:span text:style-name="T16">Len(L)</text:span> = 0)</text:p>
                      </text:list-item>
                      <text:list-item>
                        <text:p>Assume(t = false <text:span text:style-name="T2">implies</text:span> <text:span text:style-name="T16">Len(L)</text:span> &gt; 0)</text:p>
                      </text:list-item>
                    </text:list>
                  </text:list-item>
                  <text:list-item>
                    <text:p>e1 := L.GenNext(e2)</text:p>
                    <text:list>
                      <text:list-item>
                        <text:p><text:span text:style-name="T16">Pos(e1, L)</text:span> :=<text:span text:style-name="T16"> Pos(e2, L)</text:span> + 1</text:p>
                      </text:list-item>
                      <text:list-item>
                        <text:p>Assume(0 &lt;= <text:span text:style-name="T16">Pos(e2, L)</text:span> &lt; <text:span text:style-name="T16">Len(L)</text:span><text:span text:style-name="T19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trumentation Exampl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Initial program</text:p>
                <text:list>
                  <text:list-item>
                    <text:p>e := f; <text:span text:style-name="T2">while</text:span> (e &lt;&gt; <text:span text:style-name="T2">null</text:span>) { e := L.GenNext(e) }</text:p>
                  </text:list-item>
                </text:list>
              </text:list-item>
              <text:list-item>
                <text:p>Instrumented program</text:p>
                <text:list>
                  <text:list-item>
                    <text:p><text:span text:style-name="T16">c := 0; </text:span>e := f; </text:p>
                  </text:list-item>
                  <text:list-item>
                    <text:p><text:span text:style-name="T2">while</text:span> (e &lt;&gt; <text:span text:style-name="T2">null</text:span>)</text:p>
                    <text:list>
                      <text:list-item>
                        <text:p><text:span text:style-name="T16">Old(e) := e</text:span></text:p>
                      </text:list-item>
                      <text:list-item>
                        <text:p>e := L.GenNext(e)</text:p>
                      </text:list-item>
                      <text:list-item>
                        <text:p><text:span text:style-name="T16">Pos(e, L) := Pos(Old(e), L) + 1</text:span></text:p>
                      </text:list-item>
                      <text:list-item>
                        <text:p><text:span text:style-name="T16">Assume(0 &lt;= Pos(Old(e), L) &lt; Len(L))</text:span></text:p>
                      </text:list-item>
                      <text:list-item>
                        <text:p><text:span text:style-name="T16">c++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Invariant: </text:span><text:span text:style-name="T9">{ c = Pos(e, L) – Pos(f, L) } { Pos(e, L) &lt;= Len(L) }</text:span></text:p>
              </text:list-item>
              <text:list-item>
                <text:p><text:span text:style-name="T2">UpperBound</text:span> = Len(L) – Pos(f, L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ound Exampl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for</text:span> (; not L.IsEmpty(); L.RemoveHead())</text:p>
                <text:list>
                  <text:list-item>
                    <text:p>{c = Old(Len(L)) – Len(L)} {Len(L) &gt;= 0}</text:p>
                  </text:list-item>
                  <text:list-item>
                    <text:p>UpperBound = Old(Len(L))</text:p>
                  </text:list-item>
                </text:list>
              </text:list-item>
              <text:list-item>
                <text:p><text:span text:style-name="T2">for</text:span> (e := L.Head(); e &lt;&gt; null;)</text:p>
                <text:list>
                  <text:list-item>
                    <text:p>tmp := e; </text:p>
                  </text:list-item>
                  <text:list-item>
                    <text:p>e := L.GetNext(); </text:p>
                  </text:list-item>
                  <text:list-item>
                    <text:p><text:span text:style-name="T2">if</text:span> (...) </text:p>
                    <text:list>
                      <text:list-item>
                        <text:p>L.remove(tmp);</text:p>
                      </text:list-item>
                    </text:list>
                  </text:list-item>
                  <text:list-item>
                    <text:p>{c = Pos(e, L) + Old(Len(L)) – Len(L)} {Pos(e,L) &lt;= Len(L)}</text:p>
                  </text:list-item>
                  <text:list-item>
                    <text:p>UpperBound = Old(Len(L)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pabilities of the Generato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upport for uninterpreted function symbols</text:p>
                <text:list>
                  <text:list-item>
                    <text:p>Semantics was encoded explicitly into the program</text:p>
                  </text:list-item>
                </text:list>
              </text:list-item>
              <text:list-item>
                <text:p>Support for aliasing</text:p>
                <text:list>
                  <text:list-item>
                    <text:p>To establish equality of function results</text:p>
                  </text:list-item>
                  <text:list-item>
                    <text:p>To establish influence of a call on one pointer to properties of ano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-procedural Analysis</text:p>
          </draw:text-box>
        </draw:frame>
        <draw:frame presentation:style-name="pr9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Simple case: no recursion</text:p>
              </text:list-item>
              <text:list-item>
                <text:p>Traverse the call graph in reversed topological order</text:p>
              </text:list-item>
            </text:list>
          </draw:text-box>
        </draw:frame>
        <draw:custom-shape draw:style-name="gr21" draw:text-style-name="P1" draw:id="id54" draw:layer="layout" svg:width="6.535cm" svg:height="5.08cm" svg:x="10.57cm" svg:y="10.795cm">
          <text:p text:style-name="P1"><text:span text:style-name="T2">proc</text:span> A(x1, x2, ..., xm)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0" draw:layer="layout" svg:width="6.409cm" svg:height="3.175cm" svg:x="20.571cm" svg:y="10.796cm">
          <text:p text:style-name="P1"><text:span text:style-name="T2">proc</text:span> B(y1, y2, ..., yn)</text:p>
          <draw:enhanced-geometry svg:viewBox="0 0 21600 21600" draw:type="rectangle" draw:enhanced-path="M 0 0 L 21600 0 21600 21600 0 21600 0 0 Z N"/>
        </draw:custom-shape>
        <draw:custom-shape draw:style-name="gr12" draw:text-style-name="P1" draw:id="id49" draw:layer="layout" svg:width="5.08cm" svg:height="1.27cm" svg:x="10.905cm" svg:y="13.265cm">
          <text:p text:style-name="P1">B(z1, z2, … zn)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0cm -0.581cm" svg:x1="15.985cm" svg:y1="13.9cm" svg:x2="23.775cm" svg:y2="10.796cm" draw:start-shape="id49" draw:start-glue-point="1" draw:end-shape="id50" draw:end-glue-point="0" svg:d="m15985 13900c3439 0 2866-2094 3953-3276s3837-1452 3837 172">
          <text:p/>
        </draw:connector>
        <draw:connector draw:style-name="gr4" draw:text-style-name="P1" draw:layer="layout" draw:type="line" svg:x1="22.899cm" svg:y1="15.954cm" svg:x2="23.775cm" svg:y2="13.971cm" draw:start-shape="id51" draw:start-glue-point="4" draw:end-shape="id50" svg:d="m22899 15954 876-1983">
          <text:p/>
        </draw:connector>
        <draw:custom-shape draw:style-name="gr5" draw:text-style-name="P6" draw:id="id51" draw:layer="layout" svg:width="8.89cm" svg:height="1.484cm" svg:x="18.415cm" svg:y="15.205cm">
          <draw:glue-point draw:id="4" svg:x="0.044cm" svg:y="0.049cm"/>
          <text:list text:style-name="L1">
            <text:list-header>
              <text:p text:style-name="P1"><text:span text:style-name="T13">UpperBoundB(y1, y2, ..., yn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.504cm" svg:y1="18.315cm" svg:x2="13.445cm" svg:y2="14.535cm" draw:start-shape="id52" draw:start-glue-point="4" draw:end-shape="id49" draw:end-glue-point="2" svg:d="m9504 18315 3941-3780">
          <text:p/>
        </draw:connector>
        <draw:custom-shape draw:style-name="gr5" draw:text-style-name="P6" draw:id="id52" draw:layer="layout" svg:width="8.89cm" svg:height="1.484cm" svg:x="5.02cm" svg:y="17.566cm">
          <draw:glue-point draw:id="4" svg:x="0.044cm" svg:y="0.049cm"/>
          <text:list text:style-name="L1">
            <text:list-header>
              <text:p text:style-name="P1"><text:span text:style-name="T13">UpperBoundB(z1, z2, ..., zn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.149cm" svg:y1="11.245cm" svg:x2="10.57cm" svg:y2="13.335cm" draw:start-shape="id53" draw:start-glue-point="4" draw:end-shape="id54" draw:end-glue-point="3" svg:d="m5149 11245 5421 2090">
          <text:p/>
        </draw:connector>
        <draw:custom-shape draw:style-name="gr5" draw:text-style-name="P6" draw:id="id53" draw:layer="layout" svg:width="8.89cm" svg:height="1.484cm" svg:x="0.665cm" svg:y="10.496cm">
          <draw:glue-point draw:id="4" svg:x="0.044cm" svg:y="0.049cm"/>
          <text:list text:style-name="L1">
            <text:list-header>
              <text:p text:style-name="P1"><text:span text:style-name="T13">UpperBoundA(x1, x2, ..., xm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1.43cm" svg:height="3.175cm" svg:x="3.71cm" svg:y="1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pressing Arguments</text:p>
          </draw:text-box>
        </draw:frame>
        <draw:frame presentation:style-name="pr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having an expression z</text:p>
                  </text:list-item>
                  <text:list-item>
                    <text:p>represent it's value as a function of (x1, ..., xm)</text:p>
                  </text:list-item>
                </text:list>
              </text:list-item>
              <text:list-item>
                <text:p>Solution</text:p>
                <text:list>
                  <text:list-item>
                    <text:p>Compute invariant for z (a bound)</text:p>
                  </text:list-item>
                  <text:list-item>
                    <text:p>Replace z with this bound in UpperBoundB(z)</text:p>
                  </text:list-item>
                </text:list>
              </text:list-item>
              <text:list-item>
                <text:p>Example</text:p>
                <text:list>
                  <text:list-item>
                    <text:p><text:span text:style-name="T2">proc</text:span> B(y1, y2)</text:p>
                    <text:list>
                      <text:list-item>
                        <text:p>UpperBoundB(y1, y2) = y1 - 2*y2</text:p>
                      </text:list-item>
                    </text:list>
                  </text:list-item>
                  <text:list-item>
                    <text:p><text:span text:style-name="T2">proc</text:span> A(x1, x2)</text:p>
                    <text:list>
                      <text:list-item>
                        <text:p>{z1 – z2 &lt;= x1} {z2 &gt;= x2}</text:p>
                      </text:list-item>
                      <text:list-item>
                        <text:p>B(z1, z2)</text:p>
                        <text:list>
                          <text:list-item>
                            <text:p>UpperBoundB(z1, z2) &lt;= x1 - x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layer="layout" svg:width="13.174cm" svg:height="0.94cm" svg:x="14.062cm" svg:y="17.91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ursion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ivide the call graph into SCCs</text:p>
                <text:list>
                  <text:list-item>
                    <text:p>Process one SCC at a time</text:p>
                  </text:list-item>
                  <text:list-item>
                    <text:p>In reversed topological order</text:p>
                  </text:list-item>
                </text:list>
              </text:list-item>
              <text:list-item>
                <text:p>Inside an SCC</text:p>
                <text:list>
                  <text:list-item>
                    <text:p>There's an <text:span text:style-name="T2">entry-point</text:span></text:p>
                  </text:list-item>
                  <text:list-item>
                    <text:p>Counters are now <text:span text:style-name="T2">global</text:span></text:p>
                  </text:list-item>
                  <text:list-item>
                    <text:p><text:span text:style-name="T3">We instrument </text:span></text:p>
                    <text:list>
                      <text:list-item>
                        <text:p><text:span text:style-name="T3">Loop back-edges</text:span></text:p>
                      </text:list-item>
                      <text:list-item>
                        <text:p><text:span text:style-name="T3">Positions immediately </text:span><text:span text:style-name="T2">before </text:span><text:span text:style-name="T3">recursive calls</text:span></text:p>
                      </text:list-item>
                    </text:list>
                  </text:list-item>
                  <text:list-item>
                    <text:p><text:span text:style-name="T3">If a counter depends on R it is </text:span><text:span text:style-name="T2">initialized</text:span><text:span text:style-name="T3"> at entry-po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9" draw:id="id55" draw:layer="layout" svg:width="13.205cm" svg:height="8.421cm" svg:x="13.9cm" svg:y="11.795cm" presentation:class="outline" presentation:user-transformed="true">
          <draw:text-box>
            <text:list text:style-name="L2">
              <text:list-item>
                <text:p><text:span text:style-name="T2">proc</text:span> Traverse(T : Tree, e : Node)</text:p>
                <text:list>
                  <text:list-item>
                    <text:p>y := e</text:p>
                  </text:list-item>
                  <text:list-item>
                    <text:p><text:span text:style-name="T2">while</text:span> (y &lt;&gt; <text:span text:style-name="T2">null</text:span>)</text:p>
                    <text:list>
                      <text:list-item>
                        <text:p>r := T.GetRight(y)</text:p>
                      </text:list-item>
                      <text:list-item>
                        <text:p><text:span text:style-name="T16">c++</text:span></text:p>
                      </text:list-item>
                      <text:list-item>
                        <text:p>Traverse(T, r)</text:p>
                      </text:list-item>
                      <text:list-item>
                        <text:p>y := T.GetLeft(y)</text:p>
                      </text:list-item>
                      <text:list-item>
                        <text:p><text:span text:style-name="T16">c++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-4.722cm" svg:y="-4.397cm" draw:escape-direction="left"/>
          <draw:glue-point draw:id="5" svg:x="-0.281cm" svg:y="1.497cm" draw:escape-direction="right"/>
          <draw:glue-point draw:id="6" svg:x="4.592cm" svg:y="-4.365cm" draw:escape-direction="right"/>
        </draw:frame>
        <draw:frame presentation:style-name="pr9" draw:id="id56" draw:layer="layout" svg:width="26.035cm" svg:height="12.865cm" svg:x="1.27cm" svg:y="3.645cm" presentation:class="outline" presentation:user-transformed="true">
          <draw:text-box>
            <text:list text:style-name="L2">
              <text:list-item>
                <text:p><text:span text:style-name="T9">golbals</text:span></text:p>
                <text:list>
                  <text:list-item>
                    <text:p><text:span text:style-name="T12">// Initial values of arguments</text:span></text:p>
                    <text:list>
                      <text:list-item>
                        <text:p><text:span text:style-name="T12">T' : Tree </text:span></text:p>
                      </text:list-item>
                      <text:list-item>
                        <text:p><text:span text:style-name="T12">e' : Node</text:span></text:p>
                      </text:list-item>
                    </text:list>
                  </text:list-item>
                  <text:list-item>
                    <text:p><text:span text:style-name="T12">// Counters</text:span></text:p>
                    <text:list>
                      <text:list-item>
                        <text:p><text:span text:style-name="T12">c : Int <text:s text:c="11"/>// <text:s text:c="2"/></text:span><text:span text:style-name="T9">{</text:span><text:span text:style-name="T12"> c &lt;= 2 * (1 + Nodes(e' T') – Nodes(e, T)) </text:span><text:span text:style-name="T9">} <text:s/>=&gt; { </text:span><text:span text:style-name="T12">x &lt;= 2*(1 + Nodes(e', T')</text:span><text:span text:style-name="T9"> }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// Entry-point procedure</text:span></text:p>
              </text:list-item>
              <text:list-item>
                <text:p><text:span text:style-name="T9">proc</text:span><text:span text:style-name="T16"> Traverse'(T : Tree, e : Node)</text:span></text:p>
                <text:list>
                  <text:list-item>
                    <text:p><text:span text:style-name="T16">c := 0</text:span></text:p>
                  </text:list-item>
                  <text:list-item>
                    <text:p><text:span text:style-name="T16">T' := T</text:span></text:p>
                  </text:list-item>
                  <text:list-item>
                    <text:p><text:span text:style-name="T16">e' := e</text:span></text:p>
                  </text:list-item>
                  <text:list-item>
                    <text:p><text:span text:style-name="T16">Traverse(T, e)</text:span></text:p>
                    <text:p/>
                  </text:list-item>
                </text:list>
              </text:list-item>
            </text:list>
          </draw:text-box>
          <draw:glue-point draw:id="4" svg:x="-2.804cm" svg:y="4.013cm" draw:escape-direction="right"/>
          <draw:glue-point draw:id="5" svg:x="1.007cm" svg:y="-0.666cm" draw:escape-direction="down"/>
        </draw:frame>
        <draw:connector draw:style-name="gr9" draw:text-style-name="P1" draw:layer="layout" draw:type="curve" draw:line-skew="-0.723cm" svg:x1="20.131cm" svg:y1="17.265cm" svg:x2="26.565cm" svg:y2="12.33cm" draw:start-shape="id55" draw:start-glue-point="5" draw:end-shape="id55" draw:end-glue-point="6" svg:d="m20131 17265c10128 0 6911-4935 6434-4935">
          <text:p/>
        </draw:connector>
        <draw:connector draw:style-name="gr9" draw:text-style-name="P1" draw:layer="layout" draw:type="curve" draw:line-skew="-18.119cm -7.382cm -0.482cm" svg:x1="6.987cm" svg:y1="15.239cm" svg:x2="14.267cm" svg:y2="12.303cm" draw:start-shape="id56" draw:start-glue-point="4" draw:end-shape="id55" draw:end-glue-point="4" svg:d="m6987 15239c4050 0 2700-1904 4315-1904s940-1032 2965-1032">
          <text:p/>
        </draw:connector>
        <draw:custom-shape draw:style-name="gr23" draw:text-style-name="P1" draw:id="id57" draw:layer="layout" svg:width="0.635cm" svg:height="5.85cm" draw:transform="rotate (-1.57079632679579) translate (26.035cm 11.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1" draw:layer="layout" draw:line-skew="0cm -10.898cm -6.851cm" svg:x1="23.11cm" svg:y1="11.23cm" svg:x2="16.908cm" svg:y2="9.221cm" draw:start-shape="id57" draw:start-glue-point="0" draw:end-shape="id56" draw:end-glue-point="5" svg:d="m23110 11230v-527h-6202v-543 0-939">
          <text:p/>
        </draw:connecto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Linear Invariant Generator Summar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Required features</text:p>
                <text:list>
                  <text:list-item>
                    <text:p>For complex data structures</text:p>
                    <text:list>
                      <text:list-item>
                        <text:p>Uninterpreted functions</text:p>
                      </text:list-item>
                      <text:list-item>
                        <text:p>Aliasing</text:p>
                      </text:list-item>
                    </text:list>
                  </text:list-item>
                  <text:list-item>
                    <text:p>For recursion</text:p>
                    <text:list>
                      <text:list-item>
                        <text:p>Inter-procedural reasoning</text:p>
                      </text:list-item>
                      <text:list-item>
                        <text:p>Global variab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all Summar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We can compute upper bounds for</text:p>
                <text:list>
                  <text:list-item>
                    <text:p>Loops</text:p>
                  </text:list-item>
                  <text:list-item>
                    <text:p>With complex data structures, such as lists or trees</text:p>
                    <text:list>
                      <text:list-item>
                        <text:p>Requires annotations</text:p>
                      </text:list-item>
                    </text:list>
                  </text:list-item>
                  <text:list-item>
                    <text:p>Inter-procedural dependencies</text:p>
                  </text:list-item>
                  <text:list-item>
                    <text:p>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umit Gulwani, Krishna K. Mehra, Trishul Chilimbi (Microsoft Research)<text:line-break/><text:span text:style-name="T2">SPEED: precise and efficient static estimation of program computational complexity</text:span></text:p>
                <text:list>
                  <text:list-item>
                    <text:list>
                      <text:list-item>
                        <text:p>http://portal.acm.org/citation.cfm?doid=1480881.148089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4-03T18:06:35</meta:creation-date>
    <meta:editing-duration>PT21H30M28S</meta:editing-duration>
    <meta:editing-cycles>121</meta:editing-cycles>
    <dc:date>2010-04-04T20:18:49</dc:date>
    <dc:creator>Andrey Breslav</dc:creator>
    <meta:generator>OpenOffice.org/3.1$Linux OpenOffice.org_project/310m19$Build-9420</meta:generator>
    <meta:document-statistic meta:object-count="262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TotalBound</math:mi>
            <math:mrow>
              <math:mo math:stretchy="false">(</math:mo>
              <math:mi>R</math:mi>
              <math:mo math:stretchy="false">)</math:mo>
            </math:mrow>
            <math:mrow>
              <math:mi/>
              <math:mo math:stretchy="false">=</math:mo>
              <math:mi/>
            </math:mrow>
            <math:mn>0</math:mn>
          </math:mrow>
        </math:mrow>
      </math:mtr>
      <math:mtr>
        <math:mrow>
          <math:mrow>
            <math:mi math:fontstyle="italic">TotalBound</math:mi>
            <math:mrow>
              <math:mo math:stretchy="false">(</math:mo>
              <math:mi>c</math:mi>
              <math:mo math:stretchy="false">)</math:mo>
            </math:mrow>
            <math:mrow>
              <math:mi/>
              <math:mo math:stretchy="false">=</math:mo>
              <math:mi/>
            </math:mrow>
            <math:mi math:fontstyle="italic">Max</math:mi>
            <math:mfenced math:open="" math:close="">
              <math:mrow>
                <math:mrow>
                  <math:mo math:stretchy="false">{</math:mo>
                  <math:mn>0</math:mn>
                  <math:mo math:stretchy="false">}</math:mo>
                </math:mrow>
                <math:mo math:stretchy="false">∪</math:mo>
                <math:mrow>
                  <math:mo math:stretchy="false">{</math:mo>
                  <math:mrow>
                    <math:mi math:fontstyle="italic">Bound</math:mi>
                    <math:mrow>
                      <math:mrow>
                        <math:mo math:stretchy="false">(</math:mo>
                        <math:mi>E</math:mi>
                        <math:mo math:stretchy="false">)</math:mo>
                      </math:mrow>
                      <math:mo math:stretchy="false">∣</math:mo>
                      <math:mi>C</math:mi>
                    </math:mrow>
                    <math:mrow>
                      <math:mrow>
                        <math:mo math:stretchy="false">(</math:mo>
                        <math:mi>E</math:mi>
                        <math:mo math:stretchy="false">)</math:mo>
                      </math:mrow>
                      <math:mo math:stretchy="false">=</math:mo>
                      <math:mi>c</math:mi>
                    </math:mrow>
                  </math:mrow>
                  <math:mo math:stretchy="false">}</math:mo>
                </math:mrow>
              </math:mrow>
            </math:mfenced>
            <math:mi/>
          </math:mrow>
          <math:mo math:stretchy="false">×</math:mo>
          <math:mrow>
            <math:mi/>
            <math:mfenced math:open="" math:close="">
              <math:mrow>
                <math:mrow>
                  <math:mn>1</math:mn>
                  <math:mo math:stretchy="false">+</math:mo>
                  <math:mrow>
                    <math:munder>
                      <math:mo math:stretchy="false">∑</math:mo>
                      <math:mrow>
                        <math:mrow>
                          <math:mo math:stretchy="false">(</math:mo>
                          <math:mrow>
                            <math:mi>c</math:mi>
                            <math:mi>'</math:mi>
                            <math:mi>,</math:mi>
                            <math:mi>c</math:mi>
                          </math:mrow>
                          <math:mo math:stretchy="false">)</math:mo>
                        </math:mrow>
                        <math:mo math:stretchy="false">∈</math:mo>
                        <math:mi>G</math:mi>
                      </math:mrow>
                    </math:munder>
                    <math:mi math:fontstyle="italic">TotalBound</math:mi>
                  </math:mrow>
                </math:mrow>
                <math:mrow>
                  <math:mo math:stretchy="false">(</math:mo>
                  <math:mi>c</math:mi>
                  <math:mo math:stretchy="false">)</math:mo>
                </math:mrow>
              </math:mrow>
            </math:mfenced>
          </math:mrow>
        </math:mrow>
      </math:mtr>
    </math:mtable>
    <math:annotation math:encoding="StarMath 5.0">alignl {TotalBound(R) ~=~ 0} newline
{TotalBound(c) ~=~ Max left ( lbrace 0 rbrace union lbrace Bound(E) divides C(E) = c rbrace right )~~} times {~~left (1 + sum from{(c', c) in G} TotalBound(c) right )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UpperBound</math:mi>
        <math:mrow>
          <math:mi/>
          <math:mo math:stretchy="false">=</math:mo>
          <math:mi/>
        </math:mrow>
        <math:mrow>
          <math:munder>
            <math:mo math:stretchy="false">∑</math:mo>
            <math:mi>c</math:mi>
          </math:munder>
          <math:mi math:fontstyle="italic">TotalBound</math:mi>
        </math:mrow>
        <math:mrow>
          <math:mo math:stretchy="false">(</math:mo>
          <math:mi>c</math:mi>
          <math:mo math:stretchy="false">)</math:mo>
        </math:mrow>
      </math:mrow>
    </math:mrow>
    <math:annotation math:encoding="StarMath 5.0">alignl {UpperBound ~=~ sum from {c} TotalBound(c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sub>
        <math:mi>z</math:mi>
        <math:mn>1</math:mn>
      </math:msub>
      <math:mi>,</math:mi>
      <math:msub>
        <math:mi>z</math:mi>
        <math:mn>2</math:mn>
      </math:msub>
      <math:mfenced math:open="[" math:close="]">
        <math:mrow>
          <math:mrow>
            <math:mrow>
              <math:mo math:stretchy="false">(</math:mo>
              <math:mrow>
                <math:mi>U</math:mi>
                <math:mo math:stretchy="false">≤</math:mo>
                <math:mrow>
                  <math:msub>
                    <math:mi>z</math:mi>
                    <math:mn>1</math:mn>
                  </math:msub>
                  <math:mo math:stretchy="false">−</math:mo>
                  <math:mrow>
                    <math:mn>2</math:mn>
                    <math:mo math:stretchy="false">⋅</math:mo>
                    <math:msub>
                      <math:mi>z</math:mi>
                      <math:mn>2</math:mn>
                    </math:msub>
                  </math:mrow>
                </math:mrow>
              </math:mrow>
              <math:mo math:stretchy="false">)</math:mo>
            </math:mrow>
            <math:mo math:stretchy="false">∧</math:mo>
            <math:mrow>
              <math:mo math:stretchy="false">(</math:mo>
              <math:mrow>
                <math:mrow>
                  <math:msub>
                    <math:mi>z</math:mi>
                    <math:mn>1</math:mn>
                  </math:msub>
                  <math:mo math:stretchy="false">−</math:mo>
                  <math:msub>
                    <math:mi>z</math:mi>
                    <math:mn>2</math:mn>
                  </math:msub>
                </math:mrow>
                <math:mo math:stretchy="false">≤</math:mo>
                <math:msub>
                  <math:mi>x</math:mi>
                  <math:mn>1</math:mn>
                </math:msub>
              </math:mrow>
              <math:mo math:stretchy="false">)</math:mo>
            </math:mrow>
          </math:mrow>
          <math:mo math:stretchy="false">∧</math:mo>
          <math:mrow>
            <math:mo math:stretchy="false">(</math:mo>
            <math:mrow>
              <math:msub>
                <math:mi>z</math:mi>
                <math:mn>2</math:mn>
              </math:msub>
              <math:mo math:stretchy="false">≥</math:mo>
              <math:mi math:fontstyle="italic">x2</math:mi>
            </math:mrow>
            <math:mo math:stretchy="false">)</math:mo>
          </math:mrow>
        </math:mrow>
      </math:mfenced>
    </math:mrow>
    <math:annotation math:encoding="StarMath 5.0">exists z_{1}, z_2 
left [ 
(U &lt;= z_1 - 2 cdot z_2) &amp; (z_1 - z_2 &lt;= x_1) &amp; (z_2 &gt;= x2)
right ]</math:annotation>
  </math:semantics>
</math:math>
</file>